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eden kaçtın neden?</text:p>
      <text:p text:style-name="Normal">Mesut olurduk belki</text:p>
      <text:p text:style-name="Normal">Korkuttum mu seni?</text:p>
      <text:p text:style-name="Normal">Benden ne zarar gelir ki?</text:p>
      <text:p text:style-name="Normal"/>
      <text:p text:style-name="Normal">Seni seyretmem, gezmem lazımdı</text:p>
      <text:p text:style-name="Normal">Bu yolun sonunu bulmam lazımdı</text:p>
      <text:p text:style-name="Normal">Seni tanımam, bilmem lazımdı</text:p>
      <text:p text:style-name="Normal">Bu hikâyeye bir son lazımdı</text:p>
      <text:p text:style-name="Normal"/>
      <text:p text:style-name="Normal">Öyle uzaktan uzaktan hiç konuşmadan nasıl da bağladın beni?</text:p>
      <text:p text:style-name="Normal">Hani bi' geldin bi' kayboldun, esrarlı mağrurdun, aklıma sardım seni</text:p>
      <text:p text:style-name="Normal">Öyle uzaktan uzaktan hiç konuşmadan nasıl da bağladın beni?</text:p>
      <text:p text:style-name="Normal">Hani bi' geldin bi' kayboldun, esrarlı mağrurdun, aklıma sardım seni</text:p>
      <text:p text:style-name="Normal"/>
      <text:p text:style-name="Normal">Nedir sırrın ne senin?</text:p>
      <text:p text:style-name="Normal">Çekip bıraktım, sen kimsin?</text:p>
      <text:p text:style-name="Normal">Toz ol, derdim bitsin</text:p>
      <text:p text:style-name="Normal">Aklım aşkını yensin</text:p>
      <text:p text:style-name="Normal"/>
      <text:p text:style-name="Normal">Seni seyretmem, gezmem lazımdı</text:p>
      <text:p text:style-name="Normal">Bu yolun sonunu bulmam lazımdı</text:p>
      <text:p text:style-name="Normal">Seni tanımam, bilmem lazımdı</text:p>
      <text:p text:style-name="Normal">Dudaklarıma bir veda lazımdı</text:p>
      <text:p text:style-name="Normal"/>
      <text:p text:style-name="Normal">Öyle uzaktan uzaktan hiç konuşmadan nasıl da bağladın beni?</text:p>
      <text:p text:style-name="Normal">Hani bi' geldin bi' kayboldun, esrarlı mağrurdun, aklıma sardım seni</text:p>
      <text:p text:style-name="Normal">Öyle uzaktan uzaktan hiç konuşmadan nasıl da bağladın beni?</text:p>
      <text:p text:style-name="Normal">Hani bi' geldin bi' kayboldun, esrarlı mağrurdun, aklıma sardım seni</text:p>
      <text:p text:style-name="Normal"/>
      <text:p text:style-name="Normal">Aklıma sardım seni, aklıma sardım sen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nes</dc:creator>
    <meta:creation-date>2022-06-22T15:40:00Z</meta:creation-date>
    <dc:date>2022-08-31T12:25:00Z</dc:date>
    <meta:template xlink:href="Normal" xlink:type="simple"/>
    <meta:editing-cycles>2</meta:editing-cycles>
    <meta:editing-duration>PT120S</meta:editing-duration>
    <meta:document-statistic meta:page-count="1" meta:paragraph-count="1" meta:word-count="145" meta:character-count="977" meta:row-count="6" meta:non-whitespace-character-count="833"/>
  </office:meta>
</office:document-meta>
</file>